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044cm" svg:height="11.209cm" svg:x="4.626cm" svg:y="0.106cm">
            <draw:object draw:notify-on-update-of-ranges="Sheet1.A1:Sheet1.A27 Sheet1.B1:Sheet1.B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Capacitance</text:p>
          </table:table-cell>
          <table:table-cell office:value-type="string">
            <text:p>Volts</text:p>
          </table:table-cell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.7">
            <text:p>18.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.3">
            <text:p>15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67.5">
            <text:p>67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4-02-03T09:43:40</meta:creation-date>
    <dc:date>2014-02-03T10:52:14</dc:date>
    <dc:creator>Graeme </dc:creator>
    <meta:editing-duration>PT1H7M45S</meta:editing-duration>
    <meta:editing-cycles>2</meta:editing-cycles>
    <meta:generator>LibreOffice/3.5$Linux_X86_64 LibreOffice_project/350m1$Build-2</meta:generator>
    <meta:document-statistic meta:table-count="3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45cm" svg:height="11.21cm" xlink:href=".." xlink:type="simple" chart:class="chart:scatter" chart:style-name="ch1">
        <chart:title svg:x="7.597cm" svg:y="0.36cm" chart:style-name="ch2">
          <text:p>Capacitance vs Voltage</text:p>
        </chart:title>
        <chart:legend chart:legend-position="end" svg:x="17.193cm" svg:y="5.306cm" style:legend-expansion="high" chart:style-name="ch3"/>
        <chart:plot-area chart:style-name="ch4" table:cell-range-address="Sheet1.A1:Sheet1.B27" chart:data-source-has-labels="column" svg:x="1.411cm" svg:y="1.811cm" svg:width="14.982cm" svg:height="8.194cm">
          <chartooo:coordinate-region svg:x="2.032cm" svg:y="2.01cm" svg:width="14.174cm" svg:height="7.348cm"/>
          <chart:axis chart:dimension="x" chart:name="primary-x" chart:style-name="ch5" chartooo:axis-type="auto">
            <chart:title svg:x="7.707cm" svg:y="10.229cm" chart:style-name="ch6">
              <text:p>Capacitance pF</text:p>
            </chart:title>
            <chart:categories table:cell-range-address="Sheet1.A1:Sheet1.A27"/>
            <chart:grid chart:style-name="ch7" chart:class="major"/>
          </chart:axis>
          <chart:axis chart:dimension="y" chart:name="primary-y" chart:style-name="ch5">
            <chart:title svg:x="0.451cm" svg:y="6.322cm" chart:style-name="ch8">
              <text:p>Volts</text:p>
            </chart:title>
            <chart:grid chart:style-name="ch7" chart:class="major"/>
          </chart:axis>
          <chart:series chart:style-name="ch9" chart:values-cell-range-address="Sheet1.B1:Sheet1.B27" chart:class="chart:scatter">
            <chart:domain table:cell-range-address="Sheet1.A1:Sheet1.A27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apacitance</text:p>
                <draw:g>
                  <svg:desc>Sheet1.A1:Sheet1.A27</svg:desc>
                </draw:g>
              </table:table-cell>
              <table:table-cell office:value-type="float" office:value="NaN">
                <text:p>NaN</text:p>
                <draw:g>
                  <svg:desc>Sheet1.B1:Sheet1.B27</svg:desc>
                </draw:g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.25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.05">
                <text:p>10</text:p>
              </table:table-cell>
              <table:table-cell office:value-type="float" office:value="67.5">
                <text:p>6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